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5.7327in"/>
    </style:style>
    <style:style style:name="co10" style:family="table-column">
      <style:table-column-properties fo:break-before="auto" style:column-width="1.0146in"/>
    </style:style>
    <style:style style:name="co11" style:family="table-column">
      <style:table-column-properties fo:break-before="auto" style:column-width="2.2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table:style-name="Default"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_female_male_priority_male_vitamin_d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e_female_male_priority_male_vitamin_d_imputation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</text:p>
          </table:table-cell>
          <table:table-cell table:number-columns-repeated="4"/>
          <table:table-cell table:style-name="ce1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imputation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detection_plink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/>
          <table:table-cell office:value-type="string" calcext:value-type="string">
            <text:p>albumi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detec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detec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0:05:12.219239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1T10:26:37.362175472</dc:date>
    <meta:editing-duration>PT8H6M8S</meta:editing-duration>
    <meta:editing-cycles>36</meta:editing-cycles>
    <meta:generator>LibreOffice/6.4.7.2$Linux_X86_64 LibreOffice_project/40$Build-2</meta:generator>
    <meta:document-statistic meta:table-count="1" meta:cell-count="240" meta:object-count="0"/>
  </office:meta>
</office:document-meta>
</file>